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  <style:text-properties style:text-position="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  <style:text-properties style:text-position="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style:text-position="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style:text-position="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  <style:text-properties style:text-position="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26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7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28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29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0" style:family="table-cell" style:parent-style-name="Default">
      <style:table-cell-properties fo:background-color="transparent"/>
    </style:style>
  </office:automatic-styles>
  <office:body>
    <office:spreadsheet>
      <table:table table:name="TestPlan for Ipad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4" table:default-cell-style-name="Default"/>
        <table:table-column table:style-name="co6" table:default-cell-style-name="ce25"/>
        <table:table-column table:style-name="co6" table:number-columns-repeated="10" table:default-cell-style-name="Default"/>
        <table:table-column table:style-name="co5" table:number-columns-repeated="47" table:default-cell-style-name="ce25"/>
        <table:table-row table:style-name="ro1">
          <table:table-cell table:number-columns-repeated="2"/>
          <table:table-cell table:style-name="ce26" office:value-type="string">
            <text:p>Total High</text:p>
          </table:table-cell>
          <table:table-cell table:formula="of:=SUMIF([.C5:.C148];&quot;High&quot;;[.D5:.D148])" office:value-type="float" office:value="95">
            <text:p>95</text:p>
          </table:table-cell>
          <table:table-cell table:style-name="Default" table:formula="of:=SUMPRODUCT(([.C5:.C148]=&quot;High&quot;)*([.E5:.E148]=&quot;x&quot;)*[.D5:.D148])" office:value-type="float" office:value="95">
            <text:p>95</text:p>
          </table:table-cell>
          <table:table-cell table:number-columns-repeated="10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7" office:value-type="string">
            <text:p>Total Medium</text:p>
          </table:table-cell>
          <table:table-cell table:formula="of:=SUMIF([.C5:.C148];&quot;Medium&quot;;[.D5:.D148])" office:value-type="float" office:value="0">
            <text:p>0</text:p>
          </table:table-cell>
          <table:table-cell table:style-name="Default" table:formula="of:=SUMPRODUCT(([.C5:.C148]=&quot;Medium&quot;)*([.E5:.E148]=&quot;x&quot;)*[.D5:.D148])" office:value-type="float" office:value="0">
            <text:p>0</text:p>
          </table:table-cell>
          <table:table-cell table:number-columns-repeated="10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8" office:value-type="string">
            <text:p>Total Low</text:p>
          </table:table-cell>
          <table:table-cell table:formula="of:=SUMIF([.C5:.C148];&quot;Low&quot;;[.D5:.D148])" office:value-type="float" office:value="0">
            <text:p>0</text:p>
          </table:table-cell>
          <table:table-cell table:style-name="Default" table:formula="of:=SUMPRODUCT(([.C5:.C148]=&quot;Low&quot;)*([.E5:.E148]=&quot;x&quot;)*[.D5:.D148])" office:value-type="float" office:value="0">
            <text:p>0</text:p>
          </table:table-cell>
          <table:table-cell table:number-columns-repeated="10"/>
          <table:table-cell table:style-name="ce30" table:number-columns-repeated="4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thao.pham</text:p>
          </table:table-cell>
          <table:table-cell table:style-name="ce24" office:value-type="string">
            <text:p>Path</text:p>
          </table:table-cell>
          <table:table-cell table:style-name="ce24" table:number-columns-repeated="7"/>
          <table:table-cell table:style-name="ce30" table:number-columns-repeated="49"/>
        </table:table-row>
        <table:table-row table:style-name="ro1">
          <table:table-cell table:style-name="ce25" office:value-type="string">
            <text:p>SNF_IPA_DAB_38</text:p>
          </table:table-cell>
          <table:table-cell table:style-name="ce25" office:value-type="string">
            <text:p>SniffTest - Gadget List View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ad/Dashboard/Gadget/List View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DAB_38</text:p>
          </table:table-cell>
          <table:table-cell table:style-name="ce25" office:value-type="string">
            <text:p>SniffTest - Gadget List View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Dashboard/Gadget/List View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DAB_38</text:p>
          </table:table-cell>
          <table:table-cell table:style-name="ce25" office:value-type="string">
            <text:p>SniffTest - Gadget List View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Dashboard/Gadget/List View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DAB_39</text:p>
          </table:table-cell>
          <table:table-cell office:value-type="string">
            <text:p>SniffTest - Scroll Gadget in List View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ad/Dashboard/Gadget/Scroll List View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DAB_39</text:p>
          </table:table-cell>
          <table:table-cell office:value-type="string">
            <text:p>SniffTest - Scroll Gadget in List View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Dashboard/Gadget/Scroll List View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DAB_39</text:p>
          </table:table-cell>
          <table:table-cell office:value-type="string">
            <text:p>SniffTest - Scroll Gadget in List View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Dashboard/Gadget/Scroll List View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40</text:p>
          </table:table-cell>
          <table:table-cell table:style-name="ce25" office:value-type="string">
            <text:p>SniffTest - View Dashboard tabs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office:value-type="string">
            <text:p>x</text:p>
          </table:table-cell>
          <table:table-cell table:style-name="ce25" office:value-type="string">
            <text:p>Mobile/IPad/Dashboard/Dashboard tab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DAB_40</text:p>
          </table:table-cell>
          <table:table-cell table:style-name="ce25" office:value-type="string">
            <text:p>SniffTest - View Dashboard tab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Dashboard/Dashboard tab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DAB_40</text:p>
          </table:table-cell>
          <table:table-cell table:style-name="ce25" office:value-type="string">
            <text:p>SniffTest - View Dashboard tab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Dashboard/Dashboard tab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DAB_42</text:p>
          </table:table-cell>
          <table:table-cell office:value-type="string">
            <text:p>SniffTest - Update Dashboard tab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ad/Dashboard/update tab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DAB_42</text:p>
          </table:table-cell>
          <table:table-cell office:value-type="string">
            <text:p>SniffTest - Update Dashboard tab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Dashboard/update tab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DAB_42</text:p>
          </table:table-cell>
          <table:table-cell office:value-type="string">
            <text:p>SniffTest - Update Dashboard tab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Dashboard/update tab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43</text:p>
          </table:table-cell>
          <table:table-cell table:style-name="ce25" office:value-type="string">
            <text:p>SniffTest - View gadget list in Dashboar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ad/Dashboard/Gadget List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DAB_43</text:p>
          </table:table-cell>
          <table:table-cell table:style-name="ce25" office:value-type="string">
            <text:p>SniffTest - View gadget list in Dashboa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Dashboard/Gadget List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DAB_43</text:p>
          </table:table-cell>
          <table:table-cell table:style-name="ce25" office:value-type="string">
            <text:p>SniffTest - View gadget list in Dashboa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Dashboard/Gadget List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DAB_44</text:p>
          </table:table-cell>
          <table:table-cell office:value-type="string">
            <text:p>SniffTest - Update gadget list in Dashboa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ad/Dashboard/Update Gadget Lis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DAB_44</text:p>
          </table:table-cell>
          <table:table-cell office:value-type="string">
            <text:p>SniffTest - Update gadget list in Dashboa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Dashboard/Update Gadget Lis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DAB_44</text:p>
          </table:table-cell>
          <table:table-cell office:value-type="string">
            <text:p>SniffTest - Update gadget list in Dashboa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Dashboard/Update Gadget Lis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AB_45</text:p>
          </table:table-cell>
          <table:table-cell table:style-name="ce25" office:value-type="string">
            <text:p>SniffTest - View Content of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ad/Dashboard/Launch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DAB_45</text:p>
          </table:table-cell>
          <table:table-cell table:style-name="ce25" office:value-type="string">
            <text:p>SniffTest - View Content of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Dashboard/Launch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DAB_45</text:p>
          </table:table-cell>
          <table:table-cell table:style-name="ce25" office:value-type="string">
            <text:p>SniffTest - View Content of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Dashboard/Launch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DAB_46</text:p>
          </table:table-cell>
          <table:table-cell office:value-type="string">
            <text:p>SniffTest - Edit Content of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ad/Dashboard/Updat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DAB_46</text:p>
          </table:table-cell>
          <table:table-cell office:value-type="string">
            <text:p>SniffTest - Edit Content of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Dashboard/Updat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DAB_46</text:p>
          </table:table-cell>
          <table:table-cell office:value-type="string">
            <text:p>SniffTest - Edit Content of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Dashboard/Updat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47</text:p>
          </table:table-cell>
          <table:table-cell table:style-name="ce25" office:value-type="string">
            <text:p>SniffTest - View Documents applica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ad//Documents/Open Document Application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DOC_47</text:p>
          </table:table-cell>
          <table:table-cell table:style-name="ce25" office:value-type="string">
            <text:p>SniffTest - View Documents applica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/Documents/Open Document Application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DOC_47</text:p>
          </table:table-cell>
          <table:table-cell table:style-name="ce25" office:value-type="string">
            <text:p>SniffTest - View Documents applica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/Documents/Open Document Application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DOC_48</text:p>
          </table:table-cell>
          <table:table-cell office:value-type="string">
            <text:p>SniffTest - View 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ad/Documents/View Fold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DOC_48</text:p>
          </table:table-cell>
          <table:table-cell office:value-type="string">
            <text:p>SniffTest - View 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Documents/View Fold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DOC_48</text:p>
          </table:table-cell>
          <table:table-cell office:value-type="string">
            <text:p>SniffTest - View 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Documents/View Fold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49</text:p>
          </table:table-cell>
          <table:table-cell table:style-name="ce25" office:value-type="string">
            <text:p>SniffTest - Create Folder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office:value-type="string">
            <text:p>x</text:p>
          </table:table-cell>
          <table:table-cell table:style-name="ce25" office:value-type="string">
            <text:p>Mobile/Ipad/Documents/Create Fold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DOC_49</text:p>
          </table:table-cell>
          <table:table-cell table:style-name="ce25" office:value-type="string">
            <text:p>SniffTest - Create 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Documents/Create Fold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DOC_49</text:p>
          </table:table-cell>
          <table:table-cell table:style-name="ce25" office:value-type="string">
            <text:p>SniffTest - Create 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Documents/Create Fold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DOC_53</text:p>
          </table:table-cell>
          <table:table-cell office:value-type="string">
            <text:p>SniffTest - Rename Folder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office:value-type="string">
            <text:p>Mobile/Ipad/Documents/Rename Fold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DOC_53</text:p>
          </table:table-cell>
          <table:table-cell office:value-type="string">
            <text:p>SniffTest - Rename 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Documents/Rename Fold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DOC_53</text:p>
          </table:table-cell>
          <table:table-cell office:value-type="string">
            <text:p>SniffTest - Rename 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Documents/Rename Fold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57</text:p>
          </table:table-cell>
          <table:table-cell table:style-name="ce25" office:value-type="string">
            <text:p>SniffTest - Back Folder List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ad/Documents/Back Folder List 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DOC_57</text:p>
          </table:table-cell>
          <table:table-cell table:style-name="ce25" office:value-type="string">
            <text:p>SniffTest - Back Folder List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Documents/Back Folder List 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DOC_57</text:p>
          </table:table-cell>
          <table:table-cell table:style-name="ce25" office:value-type="string">
            <text:p>SniffTest - Back Folder List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Documents/Back Folder List 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DOC_58</text:p>
          </table:table-cell>
          <table:table-cell office:value-type="string">
            <text:p>SniffTest - View a Fil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ad/Documents/View Fil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DOC_58</text:p>
          </table:table-cell>
          <table:table-cell office:value-type="string">
            <text:p>SniffTest - View a Fi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Documents/View Fil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DOC_58</text:p>
          </table:table-cell>
          <table:table-cell office:value-type="string">
            <text:p>SniffTest - View a Fi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Documents/View Fil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59</text:p>
          </table:table-cell>
          <table:table-cell table:style-name="ce25" office:value-type="string">
            <text:p>SniffTest - View menu action of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ad/Documents/Open Menu Action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DOC_59</text:p>
          </table:table-cell>
          <table:table-cell table:style-name="ce25" office:value-type="string">
            <text:p>SniffTest - View menu action of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Documents/Open Menu Action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DOC_59</text:p>
          </table:table-cell>
          <table:table-cell table:style-name="ce25" office:value-type="string">
            <text:p>SniffTest - View menu action of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Documents/Open Menu Action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DOC_60</text:p>
          </table:table-cell>
          <table:table-cell office:value-type="string">
            <text:p>SniffTest - Close menu action of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ad/Documents/Close Menu Ac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DOC_60</text:p>
          </table:table-cell>
          <table:table-cell office:value-type="string">
            <text:p>SniffTest - Close menu action of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Documents/Close Menu Ac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DOC_60</text:p>
          </table:table-cell>
          <table:table-cell office:value-type="string">
            <text:p>SniffTest - Close menu action of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Documents/Close Menu Ac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61</text:p>
          </table:table-cell>
          <table:table-cell table:style-name="ce25" office:value-type="string">
            <text:p>SniffTest - Delete a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ad/Documents/Action /Delete 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DOC_61</text:p>
          </table:table-cell>
          <table:table-cell table:style-name="ce25" office:value-type="string">
            <text:p>SniffTest - Delete a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Documents/Action /Delete 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DOC_61</text:p>
          </table:table-cell>
          <table:table-cell table:style-name="ce25" office:value-type="string">
            <text:p>SniffTest - Delete a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Documents/Action /Delete 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DOC_62</text:p>
          </table:table-cell>
          <table:table-cell office:value-type="string">
            <text:p>SniffTest - Copy/Paste a Fil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ad/Documents/Action /Cop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DOC_62</text:p>
          </table:table-cell>
          <table:table-cell office:value-type="string">
            <text:p>SniffTest - Copy/Paste a Fi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Documents/Action /Cop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DOC_62</text:p>
          </table:table-cell>
          <table:table-cell office:value-type="string">
            <text:p>SniffTest - Copy/Paste a Fi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Documents/Action /Cop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DOC_63</text:p>
          </table:table-cell>
          <table:table-cell table:style-name="ce25" office:value-type="string">
            <text:p>SniffTest - Cut/Paste a Fil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ad/Documents/Action /Mov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DOC_63</text:p>
          </table:table-cell>
          <table:table-cell table:style-name="ce25" office:value-type="string">
            <text:p>SniffTest - Cut/Paste a Fil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Documents/Action /Mov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DOC_63</text:p>
          </table:table-cell>
          <table:table-cell table:style-name="ce25" office:value-type="string">
            <text:p>SniffTest - Cut/Paste a Fil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Documents/Action /Mov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DOC_64</text:p>
          </table:table-cell>
          <table:table-cell office:value-type="string">
            <text:p>SniffTest - Take picture and uploa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ad/Documents/Actions/Take Pictur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DOC_64</text:p>
          </table:table-cell>
          <table:table-cell office:value-type="string">
            <text:p>SniffTest - Take picture and uploa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Documents/Actions/Take Pictur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DOC_64</text:p>
          </table:table-cell>
          <table:table-cell office:value-type="string">
            <text:p>SniffTest - Take picture and uploa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Documents/Actions/Take Pictur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GUI_32</text:p>
          </table:table-cell>
          <table:table-cell table:style-name="ce25" office:value-type="string">
            <text:p>SniffTest - Don't view User guid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ad/User guid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GUI_32</text:p>
          </table:table-cell>
          <table:table-cell table:style-name="ce25" office:value-type="string">
            <text:p>SniffTest - Don't view User gui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User guid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GUI_32</text:p>
          </table:table-cell>
          <table:table-cell table:style-name="ce25" office:value-type="string">
            <text:p>SniffTest - Don't view User gui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User guid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HOM_37</text:p>
          </table:table-cell>
          <table:table-cell office:value-type="string">
            <text:p>SniffTest - Check Home Screen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ad/Home Screen/Horizontal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HOM_37</text:p>
          </table:table-cell>
          <table:table-cell office:value-type="string">
            <text:p>SniffTest - Check Home Screen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Home Screen/Horizontal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HOM_37</text:p>
          </table:table-cell>
          <table:table-cell office:value-type="string">
            <text:p>SniffTest - Check Home Screen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Home Screen/Horizontal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AG_33</text:p>
          </table:table-cell>
          <table:table-cell table:style-name="ce25" office:value-type="string">
            <text:p>SniffTest - Setting language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office:value-type="string">
            <text:p>x</text:p>
          </table:table-cell>
          <table:table-cell table:style-name="ce25" office:value-type="string">
            <text:p>Mobile/IPad/Setting languag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LAG_33</text:p>
          </table:table-cell>
          <table:table-cell table:style-name="ce25" office:value-type="string">
            <text:p>SniffTest - Setting langu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Setting languag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LAG_33</text:p>
          </table:table-cell>
          <table:table-cell table:style-name="ce25" office:value-type="string">
            <text:p>SniffTest - Setting langu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Setting languag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ad/Login/Valid Authenticate 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Login/Valid Authenticate 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Login/Valid Authenticate 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ad/Login/Valid user nam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Login/Valid user nam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LGN_02</text:p>
          </table:table-cell>
          <table:table-cell table:style-name="ce25" office:value-type="string">
            <text:p>SniffTest - Sign in an eXo server with invalid user nam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Login/Valid user nam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ad/Login/Invalid passwor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Login/Invalid passwor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Login/Invalid passwor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office:value-type="string">
            <text:p>x</text:p>
          </table:table-cell>
          <table:table-cell table:style-name="ce25" office:value-type="string">
            <text:p>Mobile/Ipad/Login/Invalid password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Login/Invalid password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LGN_04</text:p>
          </table:table-cell>
          <table:table-cell table:style-name="ce25" office:value-type="string">
            <text:p>SniffTest - Sign in an eXo server with blank user/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Login/Invalid password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ad/Login/No Connec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Login/No Connec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LGN_06</text:p>
          </table:table-cell>
          <table:table-cell office:value-type="string">
            <text:p>SniffTest - Sign in an eXo server when no network conne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Login/No Connectio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GN_07</text:p>
          </table:table-cell>
          <table:table-cell table:style-name="ce25" office:value-type="string">
            <text:p>SniffTest - Sign in an eXo server with Remember User &amp; Passwor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ad/Login/Remember Authenticat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LGN_07</text:p>
          </table:table-cell>
          <table:table-cell table:style-name="ce25" office:value-type="string">
            <text:p>SniffTest - Sign in an eXo server with Remember User &amp; Passwo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Login/Remember Authenticat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LGN_07</text:p>
          </table:table-cell>
          <table:table-cell table:style-name="ce25" office:value-type="string">
            <text:p>SniffTest - Sign in an eXo server with Remember User &amp; Passwo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Login/Remember Authenticat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LGN_08</text:p>
          </table:table-cell>
          <table:table-cell office:value-type="string">
            <text:p>SniffTest - Sign in an eXo server with Auto Sign In op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ad/Login/Auto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LGN_08</text:p>
          </table:table-cell>
          <table:table-cell office:value-type="string">
            <text:p>SniffTest - Sign in an eXo server with Auto Sign In op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Login/Auto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LGN_08</text:p>
          </table:table-cell>
          <table:table-cell office:value-type="string">
            <text:p>SniffTest - Sign in an eXo server with Auto Sign In op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Login/Auto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ad/Login/Rotate Device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Login/Rotate Device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LGN_09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Login/Rotate Device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LGN_10</text:p>
          </table:table-cell>
          <table:table-cell office:value-type="string">
            <text:p>SniffTest - Logout of Home Scree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ad/Logou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LGN_10</text:p>
          </table:table-cell>
          <table:table-cell office:value-type="string">
            <text:p>SniffTest - Logout of Home Scree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Logou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LGN_10</text:p>
          </table:table-cell>
          <table:table-cell office:value-type="string">
            <text:p>SniffTest - Logout of Home Scree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Logou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NEW_65</text:p>
          </table:table-cell>
          <table:table-cell table:style-name="ce25" office:value-type="string">
            <text:p>SniffTest - Display Activities stream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ad/New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NEW_65</text:p>
          </table:table-cell>
          <table:table-cell table:style-name="ce25" office:value-type="string">
            <text:p>SniffTest - Display Activities strea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New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NEW_65</text:p>
          </table:table-cell>
          <table:table-cell table:style-name="ce25" office:value-type="string">
            <text:p>SniffTest - Display Activities strea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New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NEW_66</text:p>
          </table:table-cell>
          <table:table-cell office:value-type="string">
            <text:p>SniffTest - View activity detail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office:value-type="string">
            <text:p>Mobile/Ipad/News/Detail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NEW_66</text:p>
          </table:table-cell>
          <table:table-cell office:value-type="string">
            <text:p>SniffTest - View activity det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News/Detail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NEW_66</text:p>
          </table:table-cell>
          <table:table-cell office:value-type="string">
            <text:p>SniffTest - View activity det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News/Detail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NEW_70</text:p>
          </table:table-cell>
          <table:table-cell table:style-name="ce25" office:value-type="string">
            <text:p>SniffTest - Write a post with only text</text:p>
          </table:table-cell>
          <table:table-cell office:value-type="string">
            <text:p>High</text:p>
          </table:table-cell>
          <table:table-cell table:style-name="ce29" office:value-type="float" office:value="19">
            <text:p>19</text:p>
          </table:table-cell>
          <table:table-cell office:value-type="string">
            <text:p>x</text:p>
          </table:table-cell>
          <table:table-cell table:style-name="ce25" office:value-type="string">
            <text:p>Mobile/Ipad/New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NEW_70</text:p>
          </table:table-cell>
          <table:table-cell table:style-name="ce25" office:value-type="string">
            <text:p>SniffTest - Write a post with only tex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New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NEW_70</text:p>
          </table:table-cell>
          <table:table-cell table:style-name="ce25" office:value-type="string">
            <text:p>SniffTest - Write a post with only tex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New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P30_95</text:p>
          </table:table-cell>
          <table:table-cell office:value-type="string">
            <text:p>SniffTest - with PLF-3.0.xSign in an eXo server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ad/CheckWithPLF-3.0.x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P30_95</text:p>
          </table:table-cell>
          <table:table-cell office:value-type="string">
            <text:p>SniffTest - with PLF-3.0.xSign in an eXo server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CheckWithPLF-3.0.x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P30_95</text:p>
          </table:table-cell>
          <table:table-cell office:value-type="string">
            <text:p>SniffTest - with PLF-3.0.xSign in an eXo server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CheckWithPLF-3.0.x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T_11</text:p>
          </table:table-cell>
          <table:table-cell table:style-name="ce25" office:value-type="string">
            <text:p>SniffTest - Display Setting scree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ad/Setting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SET_11</text:p>
          </table:table-cell>
          <table:table-cell table:style-name="ce25" office:value-type="string">
            <text:p>SniffTest - Display Setting scree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Setting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SET_11</text:p>
          </table:table-cell>
          <table:table-cell table:style-name="ce25" office:value-type="string">
            <text:p>SniffTest - Display Setting scree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Setting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SET_89</text:p>
          </table:table-cell>
          <table:table-cell office:value-type="string">
            <text:p>SniffTest - Changing setting of show-hidden private folder in personal drive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office:value-type="string">
            <text:p>x</text:p>
          </table:table-cell>
          <table:table-cell office:value-type="string">
            <text:p>Mobile/Ipad/Setting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SET_89</text:p>
          </table:table-cell>
          <table:table-cell office:value-type="string">
            <text:p>SniffTest - Changing setting of show-hidden private folder in personal driv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Setting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SET_89</text:p>
          </table:table-cell>
          <table:table-cell office:value-type="string">
            <text:p>SniffTest - Changing setting of show-hidden private folder in personal dri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Setting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12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ad/Server List/Change Serv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SEV_12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Server List/Change Serv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SEV_12</text:p>
          </table:table-cell>
          <table:table-cell table:style-name="ce25" office:value-type="string">
            <text:p>SniffTest - Change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Server List/Change Serv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SEV_13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ad/Server List/modif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SEV_13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Server List/modif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SEV_13</text:p>
          </table:table-cell>
          <table:table-cell office:value-type="string">
            <text:p>SniffTest - Try to modify the selected server after being authentica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Server List/modif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14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ad/Server List/Delete 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SEV_14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Server List/Delete 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SEV_14</text:p>
          </table:table-cell>
          <table:table-cell table:style-name="ce25" office:value-type="string">
            <text:p>SniffTest - Try to delete the selected server after being authentica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Server List/Delete 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SEV_15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office:value-type="string">
            <text:p>x</text:p>
          </table:table-cell>
          <table:table-cell office:value-type="string">
            <text:p>Mobile/Ipad/Server List/Add serv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SEV_15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Server List/Add serv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SEV_15</text:p>
          </table:table-cell>
          <table:table-cell office:value-type="string">
            <text:p>SniffTest - Add a server into th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Server List/Add serv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21</text:p>
          </table:table-cell>
          <table:table-cell table:style-name="ce25" office:value-type="string">
            <text:p>SniffTest - Add an existing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ad/Server List/Add existing Serv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SEV_21</text:p>
          </table:table-cell>
          <table:table-cell table:style-name="ce25" office:value-type="string">
            <text:p>SniffTest - Add an existing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Server List/Add existing Serv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SEV_21</text:p>
          </table:table-cell>
          <table:table-cell table:style-name="ce25" office:value-type="string">
            <text:p>SniffTest - Add an existing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Server List/Add existing Serv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SEV_22</text:p>
          </table:table-cell>
          <table:table-cell office:value-type="string">
            <text:p>SniffTest - Add a blank serv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ad/Server List/Add blank Serv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SEV_22</text:p>
          </table:table-cell>
          <table:table-cell office:value-type="string">
            <text:p>SniffTest - Add a blank serv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Server List/Add blank Serv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SEV_22</text:p>
          </table:table-cell>
          <table:table-cell office:value-type="string">
            <text:p>SniffTest - Add a blank serv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Server List/Add blank Serv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23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ad/Server List/Add existing URL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SEV_23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Server List/Add existing URL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SEV_23</text:p>
          </table:table-cell>
          <table:table-cell table:style-name="ce25" office:value-type="string">
            <text:p>SniffTest - Add an existing server UR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Server List/Add existing URL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SEV_24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ad/Server List/Add blank URL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SEV_24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Server List/Add blank URL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SEV_24</text:p>
          </table:table-cell>
          <table:table-cell office:value-type="string">
            <text:p>SniffTest - Add a blank server UR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Server List/Add blank URL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A_SEV_25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office:value-type="string">
            <text:p>x</text:p>
          </table:table-cell>
          <table:table-cell table:style-name="ce25" office:value-type="string">
            <text:p>Mobile/Ipad/Server List/Edit Serv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SEV_25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Server List/Edit Serv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A_SEV_25</text:p>
          </table:table-cell>
          <table:table-cell table:style-name="ce25" office:value-type="string">
            <text:p>SniffTest - Edit a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ad/Server List/Edit Serv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A_SEV_31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ad/Server List/Delete Serv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SEV_31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Server List/Delete Serv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A_SEV_31</text:p>
          </table:table-cell>
          <table:table-cell office:value-type="string">
            <text:p>SniffTest - Delete a serv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ad/Server List/Delete Server</text:p>
          </table:table-cell>
          <table:table-cell table:number-columns-repeated="9"/>
          <table:table-cell table:style-name="Default"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7P0" style:volatile="true">
      <number:day/>
      <number:text>-</number:text>
      <number:month number:textual="true"/>
      <number:text>-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0" number:min-integer-digits="3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number-style style:name="N173">
      <number:number number:decimal-places="1" number:min-integer-digits="1"/>
    </number:number-style>
    <number:date-style style:name="N174">
      <number:day/>
      <number:text>- </number:text>
      <number:month number:textual="true"/>
      <number:text>- </number:text>
      <number:year number:style="long"/>
    </number:date-style>
    <number:date-style style:name="N175">
      <number:day/>
      <number:text>-</number:text>
      <number:month number:textual="true"/>
      <number:text>-</number:text>
      <number:year number:style="long"/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">
      <number:text>UR_</number:text>
      <number:number number:decimal-places="0" number:min-integer-digits="2"/>
    </number:number-style>
    <number:date-style style:name="N179P0" style:volatile="true">
      <number:day/>
      <number:text>-</number:text>
      <number:month number:textual="true"/>
      <number:text>-</number:text>
      <number:year number:style="long"/>
    </number:date-style>
    <number:text-style style:name="N179">
      <number:text-content/>
      <style:map style:condition="value()&gt;=0" style:apply-style-name="N179P0"/>
    </number:text-style>
    <number:number-style style:name="N180">
      <number:text>GUI_</number:text>
      <number:number number:decimal-places="0" number:min-integer-digits="2"/>
    </number:number-style>
    <number:number-style style:name="N181">
      <number:text>FUN_</number:text>
      <number:number number:decimal-places="0" number:min-integer-digits="2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5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5P0"/>
    </number:number-style>
    <number:number-style style:name="N186">
      <number:text>DATA_</number:text>
      <number:number number:decimal-places="0" number:min-integer-digits="2"/>
    </number:number-style>
    <number:number-style style:name="N187">
      <number:text>DATA_M_</number:text>
      <number:number number:decimal-places="0" number:min-integer-digits="2"/>
    </number:number-style>
    <number:percentage-style style:name="N188">
      <number:number number:decimal-places="1" number:min-integer-digits="1"/>
      <number:text>%</number:text>
    </number:percentage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0" number:min-integer-digits="1"/>
      <number:text> </number:text>
    </number:number-style>
    <number:number-style style:name="N198">
      <number:text>(</number:text>
      <number:number number:decimal-places="0" number:min-integer-digits="1"/>
      <number:text>)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number:text>(</number:text>
      <number:number number:decimal-places="2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-</number:text>
      <number:year number:style="long"/>
    </number:date-style>
    <number:number-style style:name="N202P0" style:volatile="true">
      <number:number number:decimal-places="2" number:min-integer-digits="1"/>
    </number:number-style>
    <number:number-style style:name="N202">
      <style:text-properties fo:color="#ff0000"/>
      <number:number number:decimal-places="2" number:min-integer-digits="1"/>
      <style:map style:condition="value()&gt;=0" style:apply-style-name="N202P0"/>
    </number:number-style>
    <number:date-style style:name="N203P0" style:volatile="true">
      <number:month/>
      <number:text>/</number:text>
      <number:day/>
      <number:text>/</number:text>
      <number:year/>
    </number:date-style>
    <number:text-style style:name="N203">
      <number:text-content/>
      <style:map style:condition="value()&gt;=0" style:apply-style-name="N203P0"/>
    </number:text-style>
    <number:number-style style:name="N204">
      <number:number number:decimal-places="0" number:min-integer-digits="4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€ </number:text>
    </number:number-style>
    <number:number-style style:name="N214P1" style:volatile="true">
      <number:text>-</number:text>
      <number:number number:decimal-places="0" number:min-integer-digits="1" number:grouping="true"/>
      <number:text> € </number:text>
    </number:number-style>
    <number:number-style style:name="N214P2" style:volatile="true">
      <number:text> -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€ </number:text>
    </number:number-style>
    <number:number-style style:name="N222P1" style:volatile="true">
      <number:text>-</number:text>
      <number:number number:decimal-places="2" number:min-integer-digits="1" number:grouping="true"/>
      <number:text> € </number:text>
    </number:number-style>
    <number:number-style style:name="N222P2" style:volatile="true">
      <number:text> -</number:text>
      <number:number number:decimal-places="0" number:min-integer-digits="0"/>
      <number:text>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   </number:text>
    </number:number-style>
    <number:number-style style:name="N226P1" style:volatile="true">
      <number:text>-</number:text>
      <number:number number:decimal-places="2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month number:style="long"/>
      <number:text>/</number:text>
      <number:day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1">09/11/2012</text:date>, <text:time>17:4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11T17:46:08</dc:date>
    <dc:creator>exoplatform </dc:creator>
    <meta:editing-duration>PT2H17M48S</meta:editing-duration>
    <meta:editing-cycles>19</meta:editing-cycles>
    <meta:generator>LibreOffice/3.4$Linux LibreOffice_project/340m1$Build-302</meta:generator>
    <meta:document-statistic meta:table-count="2" meta:cell-count="879" meta:object-count="0"/>
    <meta:user-defined meta:name="Info 1"/>
    <meta:user-defined meta:name="Info 2"/>
    <meta:user-defined meta:name="Info 3"/>
    <meta:user-defined meta:name="Info 4"/>
  </office:meta>
</office:document-meta>
</file>